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cc99" draw:textarea-horizontal-align="justify" draw:textarea-vertical-align="middle" draw:auto-grow-height="false"/>
    </style:style>
    <style:style style:name="gr3" style:family="graphic" style:parent-style-name="standard">
      <style:graphic-properties draw:fill="solid" draw:fill-color="#e6e64c" draw:textarea-horizontal-align="justify" draw:textarea-vertical-align="middle" draw:auto-grow-height="false"/>
    </style:style>
    <style:style style:name="gr4" style:family="graphic" style:parent-style-name="standard">
      <style:graphic-properties draw:stroke="dash" draw:stroke-dash="Ultrafine_20_2_20_Dots_20_3_20_Dashes" draw:marker-start="" draw:marker-end="Arrow" draw:marker-end-width="0.3cm" draw:textarea-horizontal-align="center" draw:textarea-vertical-align="middle"/>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marker-end="Arrow" draw:textarea-horizontal-align="center" draw:textarea-vertical-align="middle"/>
    </style:style>
    <style:style style:name="gr7" style:family="graphic" style:parent-style-name="standard">
      <style:graphic-properties draw:stroke="dash" draw:stroke-dash="Ultrafine_20_Dashed" svg:stroke-width="0.05cm" draw:marker-start-width="0.275cm" draw:marker-end="Arrow" draw:marker-end-width="0.375cm" draw:textarea-horizontal-align="center" draw:textarea-vertical-align="middle" fo:padding-top="0.15cm" fo:padding-bottom="0.15cm" fo:padding-left="0.275cm" fo:padding-right="0.275cm"/>
    </style:style>
    <style:style style:name="gr8" style:family="graphic" style:parent-style-name="standard">
      <style:graphic-properties draw:fill="solid" draw:fill-color="#ffffff" draw:textarea-vertical-align="middle" draw:auto-grow-height="false" fo:min-height="0.749cm" fo:min-width="0.499cm"/>
    </style:style>
    <style:style style:name="gr9" style:family="graphic" style:parent-style-name="standard">
      <style:graphic-properties draw:stroke="solid" draw:stroke-dash="Fine_20_Dashed_20__28_var_29_" draw:fill="solid" draw:fill-color="#ffffcc" draw:textarea-horizontal-align="justify" draw:textarea-vertical-align="middle" draw:auto-grow-height="false"/>
    </style:style>
    <style:style style:name="gr10" style:family="graphic" style:parent-style-name="standard">
      <style:graphic-properties draw:stroke="none" draw:stroke-dash="Fine_20_Dashed_20__28_var_29_" draw:fill="solid" draw:fill-color="#ffffff" draw:textarea-horizontal-align="justify" draw:textarea-vertical-align="middle" draw:auto-grow-height="false"/>
    </style:style>
    <style:style style:name="gr11" style:family="graphic" style:parent-style-name="standard">
      <style:graphic-properties draw:stroke="solid" draw:stroke-dash="Fine_20_Dashed_20__28_var_29_"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paragraph-properties fo:text-align="center"/>
      <style:text-properties fo:font-size="13pt" style:font-size-asian="13pt" style:font-size-complex="13pt"/>
    </style:style>
    <style:style style:name="T1" style:family="text">
      <style:text-properties fo:font-size="11pt" style:font-size-asian="11pt" style:font-size-complex="11pt"/>
    </style:style>
    <style:style style:name="T2" style:family="text">
      <style:text-properties fo:font-size="16pt" style:font-size-asian="16pt" style:font-size-complex="16pt"/>
    </style:style>
    <style:style style:name="T3" style:family="text">
      <style:text-properties fo:font-size="15pt" style:font-size-asian="15pt" style:font-size-complex="15pt"/>
    </style:style>
    <style:style style:name="T4"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0.791cm" svg:height="0.792cm" svg:x="6.398cm" svg:y="4.514cm">
          <text:p text:style-name="P1"/>
          <text:p text:style-name="P1"/>
          <text:p text:style-name="P1"/>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id="id8" draw:layer="layout" svg:width="0.791cm" svg:height="0.791cm" svg:x="8.941cm" svg:y="6.317cm">
          <text:p text:style-name="P1">I<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id="id2" draw:layer="layout" svg:width="0.791cm" svg:height="0.791cm" svg:x="3.586cm" svg:y="6.245cm">
          <text:p text:style-name="P1">S<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id="id9" draw:layer="layout" svg:width="0.791cm" svg:height="0.792cm" svg:x="8.379cm" svg:y="8.265cm">
          <text:p text:style-name="P1"><text:span text:style-name="T2"/></text:p>
          <text:p text:style-name="P1"/>
          <text:p text:style-name="P1"/>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id="id7" draw:layer="layout" svg:width="0.792cm" svg:height="0.791cm" svg:x="7.045cm" svg:y="8.254cm">
          <text:p text:style-name="P1"/>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 draw:layer="layout" svg:width="0.791cm" svg:height="0.791cm" svg:x="5.785cm" svg:y="8.249cm">
          <text:p text:style-name="P1">I<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id="id10" draw:layer="layout" svg:width="0.792cm" svg:height="0.791cm" svg:x="4.192cm" svg:y="9.964cm">
          <text:p text:style-name="P1"><text:span text:style-name="T2"/></text:p>
          <text:p text:style-name="P1"><text:span text:style-name="T2"/></text:p>
          <text:p text:style-name="P1"/>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id="id11" draw:layer="layout" svg:width="0.791cm" svg:height="0.791cm" svg:x="8.379cm" svg:y="9.907cm">
          <text:p text:style-name="P1"><text:span text:style-name="T2"/></text:p>
          <text:p text:style-name="P1"><text:span text:style-name="T2"/></text:p>
          <text:p text:style-name="P1"/>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id="id5" draw:layer="layout" svg:width="0.791cm" svg:height="0.792cm" svg:x="2.912cm" svg:y="8.259cm">
          <text:p text:style-name="P1"/>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id="id6" draw:layer="layout" svg:width="0.791cm" svg:height="0.792cm" svg:x="4.209cm" svg:y="8.254cm">
          <text:p text:style-name="P1"/>
          <text:p text:style-name="P1"/>
          <text:p text:style-name="P1"/>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curve" svg:x1="5.785cm" svg:y1="8.644cm" svg:x2="4.377cm" svg:y2="6.64cm" draw:start-shape="id1" draw:start-glue-point="6" draw:end-shape="id2" draw:end-glue-point="10" svg:d="m5785 8644c-1056 0-352-2004-1408-2004">
          <text:p/>
        </draw:connector>
        <draw:custom-shape draw:style-name="gr2" draw:text-style-name="P1" draw:id="id13" draw:layer="layout" svg:width="0.791cm" svg:height="0.791cm" svg:x="9.676cm" svg:y="9.969cm">
          <text:p text:style-name="P1">I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id="id15" draw:layer="layout" svg:width="0.791cm" svg:height="0.792cm" svg:x="9.676cm" svg:y="8.265cm">
          <text:p text:style-name="P1"><text:span text:style-name="T2"/></text:p>
          <text:p text:style-name="P1"><text:span text:style-name="T2"/></text:p>
          <text:p text:style-name="P1"/>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3.496cm" svg:height="3.789cm" svg:x="14.104cm" svg:y="4.3cm">
          <text:p text:style-name="P1"/>
          <draw:enhanced-geometry svg:viewBox="0 0 88 21600" draw:glue-points="44 ?f6 44 0 0 10800 44 21600 88 10800" draw:text-areas="0 ?f6 88 ?f3" draw:mirror-horizontal="false" draw:mirror-vertical="false" draw:type="can" draw:modifiers="7342.3683625860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id="id4" draw:layer="layout" svg:width="0.791cm" svg:height="0.791cm" svg:x="6.398cm" svg:y="6.307cm">
          <text:p text:style-name="P1"><text:span text:style-name="T2"/></text:p>
          <text:p text:style-name="P1"/>
          <text:p text:style-name="P1"/>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line" svg:x1="6.793cm" svg:y1="5.306cm" svg:x2="3.981cm" svg:y2="6.245cm" draw:start-shape="id3" draw:start-glue-point="8" draw:end-shape="id2" draw:end-glue-point="4" svg:d="m6793 5306-2812 939">
          <text:p/>
        </draw:connector>
        <draw:connector draw:style-name="gr6" draw:text-style-name="P1" draw:layer="layout" draw:type="line" svg:x1="6.793cm" svg:y1="5.306cm" svg:x2="6.793cm" svg:y2="6.307cm" draw:start-shape="id3" draw:start-glue-point="8" draw:end-shape="id4" draw:end-glue-point="4" svg:d="m6793 5306v1001">
          <text:p/>
        </draw:connector>
        <draw:connector draw:style-name="gr6" draw:text-style-name="P1" draw:layer="layout" draw:type="line" svg:x1="3.981cm" svg:y1="7.036cm" svg:x2="3.307cm" svg:y2="8.259cm" draw:start-shape="id2" draw:start-glue-point="8" draw:end-shape="id5" draw:end-glue-point="4" svg:d="m3981 7036-674 1223">
          <text:p/>
        </draw:connector>
        <draw:connector draw:style-name="gr6" draw:text-style-name="P1" draw:layer="layout" draw:type="line" svg:x1="3.981cm" svg:y1="7.036cm" svg:x2="4.604cm" svg:y2="8.254cm" draw:start-shape="id2" draw:start-glue-point="8" draw:end-shape="id6" draw:end-glue-point="4" svg:d="m3981 7036 623 1218">
          <text:p/>
        </draw:connector>
        <draw:connector draw:style-name="gr6" draw:text-style-name="P1" draw:layer="layout" draw:type="line" svg:x1="6.793cm" svg:y1="7.098cm" svg:x2="6.18cm" svg:y2="8.249cm" draw:start-shape="id4" draw:start-glue-point="8" svg:d="m6793 7098-613 1151">
          <text:p/>
        </draw:connector>
        <draw:connector draw:style-name="gr6" draw:text-style-name="P1" draw:layer="layout" draw:type="line" svg:x1="6.793cm" svg:y1="7.098cm" svg:x2="7.44cm" svg:y2="8.254cm" draw:start-shape="id4" draw:start-glue-point="8" draw:end-shape="id7" draw:end-glue-point="4" svg:d="m6793 7098 647 1156">
          <text:p/>
        </draw:connector>
        <draw:connector draw:style-name="gr6" draw:text-style-name="P1" draw:layer="layout" draw:type="line" svg:x1="6.793cm" svg:y1="5.306cm" svg:x2="9.336cm" svg:y2="6.317cm" draw:start-shape="id3" draw:start-glue-point="8" draw:end-shape="id8" draw:end-glue-point="4" svg:d="m6793 5306 2543 1011">
          <text:p/>
        </draw:connector>
        <draw:connector draw:style-name="gr6" draw:text-style-name="P1" draw:layer="layout" draw:type="line" svg:x1="9.336cm" svg:y1="7.108cm" svg:x2="8.774cm" svg:y2="8.265cm" draw:start-shape="id8" draw:start-glue-point="8" draw:end-shape="id9" draw:end-glue-point="4" svg:d="m9336 7108-562 1157">
          <text:p/>
        </draw:connector>
        <draw:connector draw:style-name="gr6" draw:text-style-name="P1" draw:layer="layout" draw:type="line" svg:x1="4.604cm" svg:y1="9.046cm" svg:x2="4.587cm" svg:y2="9.964cm" draw:start-shape="id6" draw:start-glue-point="8" draw:end-shape="id10" draw:end-glue-point="4" svg:d="m4604 9046-17 918">
          <text:p/>
        </draw:connector>
        <draw:connector draw:style-name="gr6" draw:text-style-name="P1" draw:layer="layout" draw:type="line" svg:x1="8.774cm" svg:y1="9.057cm" svg:x2="8.774cm" svg:y2="9.907cm" draw:start-shape="id9" draw:start-glue-point="8" draw:end-shape="id11" draw:end-glue-point="4" svg:d="m8774 9057v850">
          <text:p/>
        </draw:connector>
        <draw:connector draw:style-name="gr7" draw:text-style-name="P1" draw:layer="layout" draw:type="line" svg:x1="9.732cm" svg:y1="6.712cm" svg:x2="14.398cm" svg:y2="6.694cm" draw:start-shape="id8" draw:start-glue-point="10" draw:end-shape="id12" draw:end-glue-point="3" svg:d="m9732 6712 4666-18">
          <text:p/>
        </draw:connector>
        <draw:custom-shape draw:style-name="gr8" draw:text-style-name="P2" draw:layer="layout" svg:width="1.986cm" svg:height="1.685cm" svg:x="11.524cm" svg:y="5.732cm">
          <text:p text:style-name="P2"><text:span text:style-name="T3">WWW</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3" draw:id="id12" draw:layer="layout" svg:width="3.002cm" svg:height="1.215cm" svg:x="14.398cm" svg:y="6.087cm">
          <text:p text:style-name="P3"><text:span text:style-name="T4">model1.dae</text:span></text:p>
          <draw:enhanced-geometry svg:viewBox="0 0 21600 21600" draw:mirror-horizontal="false" draw:mirror-vertical="false" draw:type="rectangle" draw:enhanced-path="M 0 0 L 21600 0 21600 21600 0 21600 0 0 Z N"/>
        </draw:custom-shape>
        <draw:custom-shape draw:style-name="gr5" draw:text-style-name="P1" draw:layer="layout" svg:width="3.496cm" svg:height="3.932cm" svg:x="14.104cm" svg:y="8.546cm">
          <text:p text:style-name="P1"/>
          <draw:enhanced-geometry svg:viewBox="0 0 88 21600" draw:glue-points="44 ?f6 44 0 0 10800 44 21600 88 10800" draw:text-areas="0 ?f6 88 ?f3" draw:mirror-horizontal="false" draw:mirror-vertical="false" draw:type="can" draw:modifiers="5838.7929467369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7" draw:text-style-name="P1" draw:layer="layout" draw:type="line" svg:x1="10.467cm" svg:y1="10.364cm" svg:x2="15.411cm" svg:y2="10.294cm" draw:start-shape="id13" draw:start-glue-point="10" draw:end-shape="id14" draw:end-glue-point="6" svg:d="m10467 10364 4944-70">
          <text:p/>
        </draw:connector>
        <draw:custom-shape draw:style-name="gr8" draw:text-style-name="P2" draw:layer="layout" svg:width="1.903cm" svg:height="1.567cm" svg:x="11.58cm" svg:y="9.36cm">
          <text:p text:style-name="P2"><text:span text:style-name="T3">WWW</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3" draw:layer="layout" svg:width="2.332cm" svg:height="0.603cm" svg:x="14.696cm" svg:y="8.801cm">
          <text:p text:style-name="P3"><text:span text:style-name="T4">http://bar.com</text:span></text:p>
          <draw:enhanced-geometry svg:viewBox="0 0 21600 21600" draw:mirror-horizontal="false" draw:mirror-vertical="false" draw:type="rectangle" draw:enhanced-path="M 0 0 L 21600 0 21600 21600 0 21600 0 0 Z N"/>
        </draw:custom-shape>
        <draw:connector draw:style-name="gr11" draw:text-style-name="P1" draw:layer="layout" draw:type="line" svg:x1="9.336cm" svg:y1="7.108cm" svg:x2="10.071cm" svg:y2="8.265cm" draw:start-shape="id8" draw:start-glue-point="8" draw:end-shape="id15" draw:end-glue-point="4" svg:d="m9336 7108 735 1157">
          <text:p/>
        </draw:connector>
        <draw:connector draw:style-name="gr11" draw:text-style-name="P1" draw:layer="layout" draw:type="line" svg:x1="10.071cm" svg:y1="9.057cm" svg:x2="10.071cm" svg:y2="9.969cm" draw:start-shape="id15" draw:start-glue-point="8" draw:end-shape="id13" draw:end-glue-point="4" svg:d="m10071 9057v912">
          <text:p/>
        </draw:connector>
        <draw:custom-shape draw:style-name="gr1" draw:text-style-name="P1" draw:id="id14" draw:layer="layout" svg:width="0.791cm" svg:height="0.791cm" svg:x="15.411cm" svg:y="9.899cm">
          <text:p text:style-name="P1"/>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id="id16" draw:layer="layout" svg:width="0.791cm" svg:height="0.792cm" svg:x="14.737cm" svg:y="11.308cm">
          <text:p text:style-name="P1"/>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7" draw:layer="layout" svg:width="0.792cm" svg:height="0.792cm" svg:x="16.034cm" svg:y="11.303cm">
          <text:p text:style-name="P1"/>
          <text:p text:style-name="P1">I<text:span text:style-name="T1">4</text:span></text:p>
          <text:p text:style-name="P1"/>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line" svg:x1="15.806cm" svg:y1="10.69cm" svg:x2="15.132cm" svg:y2="11.308cm" draw:start-shape="id14" draw:start-glue-point="8" draw:end-shape="id16" draw:end-glue-point="4" svg:d="m15806 10690-674 618">
          <text:p/>
        </draw:connector>
        <draw:connector draw:style-name="gr6" draw:text-style-name="P1" draw:layer="layout" draw:type="line" svg:x1="15.806cm" svg:y1="10.69cm" svg:x2="16.429cm" svg:y2="11.303cm" draw:start-shape="id14" draw:start-glue-point="8" draw:end-shape="id17" draw:end-glue-point="4" svg:d="m15806 10690 623 613">
          <text:p/>
        </draw:connector>
        <draw:custom-shape draw:style-name="gr10" draw:text-style-name="P3" draw:layer="layout" svg:width="2.332cm" svg:height="0.602cm" svg:x="14.625cm" svg:y="4.627cm">
          <text:p text:style-name="P3"><text:span text:style-name="T4">http://foo.com</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NZ"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3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raversal_20_Order" style:display-name="Traversal Order" style:family="graphic" style:parent-style-name="standard">
      <style:graphic-properties draw:stroke-dash="Dash_20_2" draw:fill-gradient-name="Gradient_20_7" draw:fill-hatch-name="Hatch_20_1" draw:fill-image-name="Bitmape_20_1"/>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lindsay </meta:initial-creator>
    <meta:creation-date>2010-06-16T20:59:38</meta:creation-date>
    <dc:date>2010-06-26T23:00:26</dc:date>
    <dc:creator>lindsay </dc:creator>
    <meta:editing-duration>PT03H07M05S</meta:editing-duration>
    <meta:editing-cycles>4</meta:editing-cycles>
    <meta:generator>OpenOffice.org/3.1$Unix OpenOffice.org_project/310m19$Build-9420</meta:generator>
    <meta:document-statistic meta:object-count="40"/>
  </office:meta>
</office:document-meta>
</file>